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f063" officeooo:paragraph-rsid="0008f06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f063" officeooo:paragraph-rsid="0008f063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OS202</text:p>
      <text:p text:style-name="P1">Métois Gabriel</text:p>
      <text:p text:style-name="P1"/>
      <text:p text:style-name="P2">Config machine :<text:span text:style-name="T1"> 4 coeurs / 8 threads / L1i : 128KiB / L1d : 128KiB / L2 : 1 MiB / L3 : 8 Mi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8:46:53.966070374</meta:creation-date>
    <meta:generator>LibreOffice/6.4.7.2$Linux_X86_64 LibreOffice_project/40$Build-2</meta:generator>
    <dc:date>2023-03-21T08:50:24.709413931</dc:date>
    <meta:editing-duration>PT3M32S</meta:editing-duration>
    <meta:editing-cycles>1</meta:editing-cycles>
    <meta:document-statistic meta:table-count="0" meta:image-count="0" meta:object-count="0" meta:page-count="1" meta:paragraph-count="3" meta:word-count="30" meta:character-count="120" meta:non-whitespace-character-count="93"/>
  </office:meta>
</office:document-meta>
</file>